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scComplexTypeResolver.translateAttributeModel( XmlObject parseTree , String targetNamespace , boolean chameleon , String formDefault , List anonymousTypes , SchemaType outerType , Set seenAttributes , SchemaAttributeModelImpl result , SchemaType baseType , boolean extension , SchemaAttributeGroupImpl redefinitionFor )</text:p>
          </table:table-cell>
          <table:table-cell office:value-type="float" office:value="45">
            <text:p text:style-name="Table_20_Contents">45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96">
            <text:p text:style-name="Table_20_Contents">196</text:p>
          </table:table-cell>
        </table:table-row>
        <table:table-row>
          <table:table-cell office:value-type="string">
            <text:p text:style-name="Table_20_Contents">StscComplexTypeResolver.extractMaxOccurs( AllNNI allNN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scComplexTypeResolver.extractElementModel( SchemaType s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scComplexTypeResolver.buildParticleCod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ComplexTypeResolver.getContentModel( ExtensionType parse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definitionForGroup.RedefinitionForGroup( SchemaModelGroupImpl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ComplexTypeResolver.buildContentPropertyModelByQName( SchemaParticle part , SchemaType owne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StscComplexTypeResolver.resolveScExtension( SchemaTypeImpl sImpl , SimpleExtensionType parseTre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tscComplexTypeResolver.resolveBasicComplexType( SchemaTypeImpl sImp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tscComplexTypeResolver.resolveCcRestriction( SchemaTypeImpl sImpl , ComplexRestrictionType parseTree , boolean mixed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StscComplexTypeResolver.makeRefArray( Collection type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efinitionForGroup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ComplexTypeResolver.extendContentModel( SchemaParticle baseContentModel , SchemaParticle extendedContentModel , XmlObject parseT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scComplexTypeResolver.afterMapSubsumedByStartMap( Map startMap , Map afterMa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scComplexTypeResolver.resolveCcExtension( SchemaTypeImpl sImpl , ExtensionType parseTree , boolean mixed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49">
            <text:p text:style-name="Table_20_Contents">49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StscComplexTypeResolver.buildStateMachine( SchemaParticle contentModel )</text:p>
          </table:table-cell>
          <table:table-cell office:value-type="float" office:value="47">
            <text:p text:style-name="Table_20_Contents">47</text:p>
          </table:table-cell>
          <table:table-cell office:value-type="float" office:value="54">
            <text:p text:style-name="Table_20_Contents">54</text:p>
          </table:table-cell>
          <table:table-cell office:value-type="float" office:value="118">
            <text:p text:style-name="Table_20_Contents">118</text:p>
          </table:table-cell>
        </table:table-row>
        <table:table-row>
          <table:table-cell office:value-type="string">
            <text:p text:style-name="Table_20_Contents">StscComplexTypeResolver.summarizeAttrWildcards( SchemaAttributeModel attr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scComplexTypeResolver.translateContentModel( SchemaType outerType , XmlObject parseTree , String targetNamespace , boolean chameleon , String elemFormDefault , String attFormDefault , int particleCode , List anonymousTypes , Map elementModel , boolean allowElt , RedefinitionForGroup redefinitionFor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79">
            <text:p text:style-name="Table_20_Contents">179</text:p>
          </table:table-cell>
        </table:table-row>
        <table:table-row>
          <table:table-cell office:value-type="string">
            <text:p text:style-name="Table_20_Contents">StscComplexTypeResolver.filterPointlessParticlesAndVerifyAllParticles( SchemaParticle part , XmlObject parseTree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tscComplexTypeResolver.particlesMatchingStart( SchemaParticle part , QNameSetSpecification suspectSet , Map result , QNameSetBuilder eliminat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StscComplexTypeResolver.particlesMatchingAfter( SchemaParticle part , QNameSetSpecification suspectSet , Map result , QNameSetBuilder eliminate , boolean top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tscComplexTypeResolver.getContentModel( ComplexType pars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ildcardResult.WildcardResult( QNameSet typedWildcards , boolean hasWildca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scComplexTypeResolver.mergeProperties( SchemaPropertyImpl into , SchemaProperty from , boolean asSequenc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tscComplexTypeResolver.addMinusPointlessParticles( List list , SchemaParticle part , int parentParticle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scComplexTypeResolver.summarizeEltWildcards( SchemaParticle contentMod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scComplexTypeResolver.resolveScRestriction( SchemaTypeImpl sImpl , SimpleRestrictionType parseTre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StscComplexTypeResolver.ensureStateMachine( SchemaParticle [ ] childr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scComplexTypeResolver.getContentModel( ComplexRestrictionType parseR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deForNameEntry.CodeForNameEntry( QName name ,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ComplexTypeResolver.translateParticleCod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ComplexTypeResolver.buildUseProperty( SchemaField use , SchemaType own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definitionForGroup.setSeenRedefinition( boolean seenRe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ComplexTypeResolver.resolveComplexType( SchemaTypeImpl sImpl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StscComplexTypeResolver.translateAttributeCode( QName curr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ComplexTypeResolver.buildElementPropertyModel( SchemaLocalElement epart , SchemaType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efinitionForGroup.isSeenR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ComplexTypeResolver.resolveErrorType( SchemaTypeImpl s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ComplexTypeResolver.extractMinOccurs( XmlNonNegativeInteger nn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scComplexTypeResolver.getSchema( Xml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scComplexTypeResolver.translateWildcardProcess( Any . ProcessContents proc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scComplexTypeResolver.resolveScExtensionPart2( SchemaTypeImpl sImpl , SchemaType baseType , ExtensionType parseTree , String targetNamespace , boolean chamele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tscComplexTypeResolver.translateParticleCode( Group parseE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scComplexTypeResolver.buildAttributePropertyModelByQName( SchemaAttributeModel attrModel , SchemaType ow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scComplexTypeResolver.buildAttributeCod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